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13.3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2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75-tra-90k-5000res-2folds-1e-06ridge-50w2vdim-&lt;end&gt;-10-09_17:5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1353448307447" calcext:value-type="float">
            <text:p>0.1813534483</text:p>
          </table:table-cell>
          <table:table-cell office:value-type="float" office:value="0.000308076924985398" calcext:value-type="float">
            <text:p>0.0003080769</text:p>
          </table:table-cell>
          <table:table-cell office:value-type="float" office:value="0.0402204312946199" calcext:value-type="float">
            <text:p>0.0402204313</text:p>
          </table:table-cell>
          <table:table-cell office:value-type="float" office:value="0.00104916464267314" calcext:value-type="float">
            <text:p>0.0010491646</text:p>
          </table:table-cell>
          <table:table-cell office:value-type="float" office:value="0.216052108633252" calcext:value-type="float">
            <text:p>0.2160521086</text:p>
          </table:table-cell>
          <table:table-cell office:value-type="float" office:value="0.0034665489070435" calcext:value-type="float">
            <text:p>0.0034665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2605982765911" calcext:value-type="float">
            <text:p>0.1826059828</text:p>
          </table:table-cell>
          <table:table-cell office:value-type="float" office:value="0.000173943220807035" calcext:value-type="float">
            <text:p>0.0001739432</text:p>
          </table:table-cell>
          <table:table-cell office:value-type="float" office:value="0.0431620298815044" calcext:value-type="float">
            <text:p>0.0431620299</text:p>
          </table:table-cell>
          <table:table-cell office:value-type="float" office:value="0.00157374696400972" calcext:value-type="float">
            <text:p>0.001573747</text:p>
          </table:table-cell>
          <table:table-cell office:value-type="float" office:value="0.231706778538309" calcext:value-type="float">
            <text:p>0.2317067785</text:p>
          </table:table-cell>
          <table:table-cell office:value-type="float" office:value="0.00543166261867961" calcext:value-type="float">
            <text:p>0.0054316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1759259969205" calcext:value-type="float">
            <text:p>0.18175926</text:p>
          </table:table-cell>
          <table:table-cell office:value-type="float" office:value="0.000195890684282968" calcext:value-type="float">
            <text:p>0.0001958907</text:p>
          </table:table-cell>
          <table:table-cell office:value-type="float" office:value="0.0411117244424818" calcext:value-type="float">
            <text:p>0.0411117244</text:p>
          </table:table-cell>
          <table:table-cell office:value-type="float" office:value="0.00111466843306102" calcext:value-type="float">
            <text:p>0.0011146684</text:p>
          </table:table-cell>
          <table:table-cell office:value-type="float" office:value="0.221748730404063" calcext:value-type="float">
            <text:p>0.2217487304</text:p>
          </table:table-cell>
          <table:table-cell office:value-type="float" office:value="0.00505630381982777" calcext:value-type="float">
            <text:p>0.0050563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1809158231846" calcext:value-type="float">
            <text:p>0.1818091582</text:p>
          </table:table-cell>
          <table:table-cell table:style-name="ce1" office:value-type="float" office:value="0.0000717981423896258" calcext:value-type="float">
            <text:p>7.18E-05</text:p>
          </table:table-cell>
          <table:table-cell office:value-type="float" office:value="0.0424335762125561" calcext:value-type="float">
            <text:p>0.0424335762</text:p>
          </table:table-cell>
          <table:table-cell office:value-type="float" office:value="0.000117023625524394" calcext:value-type="float">
            <text:p>0.0001170236</text:p>
          </table:table-cell>
          <table:table-cell office:value-type="float" office:value="0.225877677191433" calcext:value-type="float">
            <text:p>0.2258776772</text:p>
          </table:table-cell>
          <table:table-cell office:value-type="float" office:value="0.00075071759770369" calcext:value-type="float">
            <text:p>0.0007507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159430020601" calcext:value-type="float">
            <text:p>0.1815943002</text:p>
          </table:table-cell>
          <table:table-cell office:value-type="float" office:value="0.000212600401636009" calcext:value-type="float">
            <text:p>0.0002126004</text:p>
          </table:table-cell>
          <table:table-cell office:value-type="float" office:value="0.0417634503569589" calcext:value-type="float">
            <text:p>0.0417634504</text:p>
          </table:table-cell>
          <table:table-cell office:value-type="float" office:value="0.000900125119599616" calcext:value-type="float">
            <text:p>0.0009001251</text:p>
          </table:table-cell>
          <table:table-cell office:value-type="float" office:value="0.225568558180614" calcext:value-type="float">
            <text:p>0.2255685582</text:p>
          </table:table-cell>
          <table:table-cell office:value-type="float" office:value="0.00264959152130713" calcext:value-type="float">
            <text:p>0.00264959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181824429896084" calcext:value-type="float">
            <text:p>0.1818244299</text:p>
          </table:table-cell>
          <table:table-cell/>
          <table:table-cell table:formula="of:=AVERAGE([.D2:.D6])" office:value-type="float" office:value="0.0417382424376242" calcext:value-type="float">
            <text:p>0.0417382424</text:p>
          </table:table-cell>
          <table:table-cell/>
          <table:table-cell table:formula="of:=AVERAGE([.F2:.F6])" office:value-type="float" office:value="0.224190770589534" calcext:value-type="float">
            <text:p>0.2241907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6])" office:value-type="float" office:value="0.000471722525040264" calcext:value-type="float">
            <text:p>0.0004717225</text:p>
          </table:table-cell>
          <table:table-cell/>
          <table:table-cell table:formula="of:=STDEV([.D2:.D6])" office:value-type="float" office:value="0.00114100511032757" calcext:value-type="float">
            <text:p>0.0011410051</text:p>
          </table:table-cell>
          <table:table-cell/>
          <table:table-cell table:formula="of:=STDEV([.F2:.F6])" office:value-type="float" office:value="0.0057757187154888" calcext:value-type="float">
            <text:p>0.00577571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22:00:30.027238517</dc:date>
    <dc:creator>Surender Kumar</dc:creator>
    <meta:editing-duration>PT1M40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